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6.4938in" fo:margin-left="-0.009in" table:align="left" style:writing-mode="lr-tb"/>
    </style:style>
    <style:style style:name="Taula1.A" style:family="table-column">
      <style:table-column-properties style:column-width="1.3354in"/>
    </style:style>
    <style:style style:name="Taula1.B" style:family="table-column">
      <style:table-column-properties style:column-width="2.5792in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ula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A7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ula1.B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218bd5"/>
    </style:style>
    <style:style style:name="P2" style:family="paragraph" style:parent-style-name="Standard">
      <style:text-properties officeooo:rsid="00218bd5" officeooo:paragraph-rsid="00218bd5"/>
    </style:style>
    <style:style style:name="P3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fo:color="#ffffff" fo:font-weight="bold" officeooo:paragraph-rsid="00218bd5" style:font-weight-asian="bold" style:font-weight-complex="bold"/>
    </style:style>
    <style:style style:name="P4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0dcb4d" officeooo:paragraph-rsid="00218bd5"/>
    </style:style>
    <style:style style:name="P5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232c95" officeooo:paragraph-rsid="00232c95"/>
    </style:style>
    <style:style style:name="P6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23ea7d" officeooo:paragraph-rsid="0023ea7d"/>
    </style:style>
    <style:style style:name="P7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255e85" officeooo:paragraph-rsid="00255e85"/>
    </style:style>
    <style:style style:name="P8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257f93" officeooo:paragraph-rsid="00257f93"/>
    </style:style>
    <style:style style:name="P9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0a1574" officeooo:paragraph-rsid="00218bd5"/>
    </style:style>
    <style:style style:name="P10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2735a4" officeooo:paragraph-rsid="002735a4"/>
    </style:style>
    <style:style style:name="P11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273c84" officeooo:paragraph-rsid="00273c84"/>
    </style:style>
    <style:style style:name="P12" style:family="paragraph" style:parent-style-name="Standard">
      <style:paragraph-properties fo:margin-top="0.0835in" fo:margin-bottom="0in" loext:contextual-spacing="false" fo:line-height="100%" fo:text-align="start" style:justify-single-word="false" style:snap-to-layout-grid="false"/>
      <style:text-properties officeooo:rsid="00273c84" officeooo:paragraph-rsid="002a8a55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0a1574" officeooo:paragraph-rsid="00218bd5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0a8d38" officeooo:paragraph-rsid="00273c84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0a8d38" officeooo:paragraph-rsid="002b26f1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10d22c" officeooo:paragraph-rsid="00218bd5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font-style="normal" officeooo:rsid="002a8a55" officeooo:paragraph-rsid="002a8a55" style:font-style-asian="normal" style:font-style-complex="normal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font-style="normal" officeooo:rsid="002b26f1" officeooo:paragraph-rsid="002b26f1" style:font-style-asian="normal" style:font-style-complex="normal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257f93" officeooo:paragraph-rsid="00257f93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273c84" officeooo:paragraph-rsid="00273c84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25aaf1" officeooo:paragraph-rsid="002d0a25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2d0a25" officeooo:paragraph-rsid="002d0a25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0a1574" officeooo:paragraph-rsid="00218bd5"/>
    </style:style>
    <style:style style:name="P24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23ea7d" officeooo:paragraph-rsid="0023ea7d"/>
    </style:style>
    <style:style style:name="P25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0dcb4d" officeooo:paragraph-rsid="00218bd5"/>
    </style:style>
    <style:style style:name="T1" style:family="text">
      <style:text-properties officeooo:rsid="0008edac"/>
    </style:style>
    <style:style style:name="T2" style:family="text">
      <style:text-properties officeooo:rsid="00257f93"/>
    </style:style>
    <style:style style:name="T3" style:family="text">
      <style:text-properties officeooo:rsid="0025aaf1"/>
    </style:style>
    <style:style style:name="T4" style:family="text">
      <style:text-properties officeooo:rsid="002a8a55"/>
    </style:style>
    <style:style style:name="T5" style:family="text">
      <style:text-properties officeooo:rsid="002d0a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istrar reserva</text:p>
      <text:p text:style-name="P1"/>
      <table:table table:name="Taula1" table:style-name="Taula1">
        <table:table-column table:style-name="Taula1.A"/>
        <table:table-column table:style-name="Taula1.B" table:number-columns-repeated="2"/>
        <table:table-row table:style-name="Taula1.1">
          <table:table-cell table:style-name="Taula1.A1" office:value-type="string">
            <text:p text:style-name="P3">Cas d’ús</text:p>
          </table:table-cell>
          <table:table-cell table:style-name="Taula1.B6" table:number-columns-spanned="2" office:value-type="string">
            <text:p text:style-name="P5">Registrar reserva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">Actors</text:p>
          </table:table-cell>
          <table:table-cell table:style-name="Taula1.B6" table:number-columns-spanned="2" office:value-type="string">
            <text:p text:style-name="P5">Client registrat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">Propòsit</text:p>
          </table:table-cell>
          <table:table-cell table:style-name="Taula1.B6" table:number-columns-spanned="2" office:value-type="string">
            <text:p text:style-name="P5">Poder fer com a client una reserva d'habitació.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">Resum</text:p>
          </table:table-cell>
          <table:table-cell table:style-name="Taula1.B4" office:value-type="string">
            <text:p text:style-name="P6">Client</text:p>
            <text:p text:style-name="P6"/>
            <text:p text:style-name="P7">1. El client va afegint linies de reserva al carret mitjançant la llista d'habitacions.</text:p>
            <text:p text:style-name="P8">2.Apreta el botó de fer reserva.</text:p>
            <text:p text:style-name="P11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pan text:style-name="T2">4.- Revisa les dades introduïdes i confirma la compra.</text:span><text:line-break/><text:line-break/></text:p>
            <text:p text:style-name="P4"/>
            <text:p text:style-name="P4"/>
            <text:p text:style-name="P9"/>
          </table:table-cell>
          <table:table-cell table:style-name="Taula1.C4" office:value-type="string">
            <text:p text:style-name="P4">Sistema</text:p>
            <text:p text:style-name="P22">1.- Mostra la pantalla reservas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9">3.1 Si no esta registrat: Obre la pantalla de registre.</text:p>
            <text:p text:style-name="P13"/>
            <text:p text:style-name="P13"><text:span text:style-name="T2">3.2 Si està registrat:</text:span> Mostra la <text:span text:style-name="T1">pantalla amb la llista d'habitacions a reservar afegides al carret i deixa modificar dades tals com la quantitat de persones, etc...</text:span></text:p>
            <text:p text:style-name="P12">EX1, <text:span text:style-name="T4">EX2.</text:span></text:p>
            <text:p text:style-name="P13"/>
            <text:p text:style-name="P13"/>
            <text:p text:style-name="P13"/>
            <text:p text:style-name="P15"><text:span text:style-name="T3">5</text:span>.- <text:span text:style-name="T3">Es tornen a validar les linies de la reserva per verificar disponibilitats i demés. EX2. <text:s/></text:span></text:p>
            <text:p text:style-name="P14"/>
            <text:p text:style-name="P21">6.-<text:span text:style-name="T5">Consultar Reserva a la BDD:</text:span></text:p>
            <text:p text:style-name="P21">Es registra a la base de dades.</text:p>
            <text:p text:style-name="P20">EX2. </text:p>
            <text:p text:style-name="P16"/>
          </table:table-cell>
        </table:table-row>
        <table:table-row table:style-name="Taula1.1">
          <table:table-cell table:style-name="Taula1.A1" office:value-type="string">
            <text:p text:style-name="P3">Precondicions</text:p>
          </table:table-cell>
          <table:table-cell table:style-name="Taula1.B6" table:number-columns-spanned="2" office:value-type="string">
            <text:p text:style-name="P10">Estar registrat com a client.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">Postcondicions</text:p>
          </table:table-cell>
          <table:table-cell table:style-name="Taula1.B6" table:number-columns-spanned="2" office:value-type="string">
            <text:p text:style-name="P10">Fer la reserva d'una o vàries habitacions.</text:p>
          </table:table-cell>
          <table:covered-table-cell/>
        </table:table-row>
        <table:table-row table:style-name="Taula1.1">
          <table:table-cell table:style-name="Taula1.A7" office:value-type="string">
            <text:p text:style-name="P3">Excepcions</text:p>
          </table:table-cell>
          <table:table-cell table:style-name="Taula1.B7" table:number-columns-spanned="2" office:value-type="string">
            <text:p text:style-name="P17">EX1. Una de les habitacions afegides al carret pot haver-se eliminat i donar error al mostrar les linies.</text:p>
            <text:p text:style-name="P17">EX2. Error al connectar amb la base de dades.</text:p>
            <text:p text:style-name="P18"/>
            <text:p text:style-name="P17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5S</meta:editing-duration>
    <meta:editing-cycles>14</meta:editing-cycles>
    <meta:generator>LibreOffice/5.1.4.2$Linux_X86_64 LibreOffice_project/10m0$Build-2</meta:generator>
    <dc:date>2017-04-05T19:03:44.929606989</dc:date>
    <meta:document-statistic meta:table-count="1" meta:image-count="0" meta:object-count="0" meta:page-count="1" meta:paragraph-count="28" meta:word-count="165" meta:character-count="990" meta:non-whitespace-character-count="848"/>
    <meta:user-defined meta:name="Info 1"/>
    <meta:user-defined meta:name="Info 2"/>
    <meta:user-defined meta:name="Info 3"/>
    <meta:user-defined meta:name="Info 4"/>
  </office:meta>
</office:document-meta>
</file>